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Georgia, Times, serif"/>
    <style:font-face style:name="Verdana" svg:font-family="Verdana, Arial, Helvetica, Genev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8.123cm"/>
    </style:style>
    <style:style style:name="Tableau1.B" style:family="table-column">
      <style:table-column-properties style:column-width="8.878cm"/>
    </style:style>
    <style:style style:name="Tableau1.A1" style:family="table-cell">
      <style:table-cell-properties style:vertical-align="middle" fo:background-color="#ffffe0" fo:padding="0.049cm" fo:border="none">
        <style:background-image/>
      </style:table-cell-properties>
    </style:style>
    <style:style style:name="Tableau2" style:family="table">
      <style:table-properties style:width="17cm" table:align="left"/>
    </style:style>
    <style:style style:name="Tableau2.A" style:family="table-column">
      <style:table-column-properties style:column-width="7.883cm"/>
    </style:style>
    <style:style style:name="Tableau2.B" style:family="table-column">
      <style:table-column-properties style:column-width="9.118cm"/>
    </style:style>
    <style:style style:name="Tableau2.A1" style:family="table-cell">
      <style:table-cell-properties style:vertical-align="middle" fo:background-color="#ffffe0" fo:padding="0.049cm" fo:border="none">
        <style:background-image/>
      </style:table-cell-properties>
    </style:style>
    <style:style style:name="Tableau3" style:family="table">
      <style:table-properties style:width="16.667cm" table:align="left"/>
    </style:style>
    <style:style style:name="Tableau3.A" style:family="table-column">
      <style:table-column-properties style:column-width="8.347cm"/>
    </style:style>
    <style:style style:name="Tableau3.B" style:family="table-column">
      <style:table-column-properties style:column-width="8.32cm"/>
    </style:style>
    <style:style style:name="Tableau3.A1" style:family="table-cell">
      <style:table-cell-properties style:vertical-align="middle" fo:background-color="#ffffe0" fo:padding="0.049cm" fo:border="none">
        <style:background-image/>
      </style:table-cell-properties>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333cm" fo:text-indent="0cm" style:auto-text-indent="false"/>
    </style:style>
    <style:style style:name="P3" style:family="paragraph" style:parent-style-name="Heading_20_3">
      <style:paragraph-properties fo:margin-left="0cm" fo:margin-right="0cm" fo:text-align="center" style:justify-single-word="false" fo:text-indent="0cm" style:auto-text-indent="false" fo:padding="0cm" fo:border="none"/>
      <style:text-properties fo:color="#000000" style:font-name="Bitstream Vera Serif" fo:font-size="7.59999990463257pt" fo:font-weight="bold"/>
    </style:style>
    <style:style style:name="P4" style:family="paragraph" style:parent-style-name="Table_20_Contents">
      <style:text-properties fo:color="#000000" style:font-name="Verdana" fo:font-size="7.59999990463257pt"/>
    </style:style>
    <style:style style:name="P5" style:family="paragraph" style:parent-style-name="Table_20_Contents">
      <style:paragraph-properties fo:text-align="center" style:justify-single-word="false"/>
      <style:text-properties fo:color="#000000" style:font-name="Verdana" fo:font-size="7.59999990463257pt" fo:font-style="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color="#ff0000" style:font-name="Verdana" fo:font-size="7.59999990463257pt"/>
    </style:style>
    <style:style style:name="P8" style:family="paragraph" style:parent-style-name="Table_20_Contents">
      <style:paragraph-properties fo:text-align="center" style:justify-single-word="false"/>
      <style:text-properties fo:color="#ff0000" style:font-name="Verdana" fo:font-size="7.59999990463257pt"/>
    </style:style>
    <style:style style:name="P9" style:family="paragraph" style:parent-style-name="Table_20_Contents">
      <style:text-properties fo:color="#ff0000" style:font-name="Verdana" fo:font-size="7.59999990463257pt" fo:font-style="italic"/>
    </style:style>
    <style:style style:name="P10" style:family="paragraph" style:parent-style-name="Table_20_Contents">
      <style:text-properties fo:font-size="2pt" style:font-size-asian="2pt" style:font-size-complex="2pt"/>
    </style:style>
    <style:style style:name="T1" style:family="text">
      <style:text-properties fo:color="#000000" style:font-name="Verdana" fo:font-size="7.59999990463257pt"/>
    </style:style>
    <style:style style:name="T2" style:family="text">
      <style:text-properties fo:color="#000000" style:font-name="Verdana" fo:font-size="7.59999990463257pt" style:font-name-asian="Verdana" style:font-size-asian="7.59999990463257pt" style:font-name-complex="Verdana" style:font-size-complex="7.59999990463257pt"/>
    </style:style>
    <style:style style:name="T3" style:family="text">
      <style:text-properties fo:color="#5a5e6b" style:text-line-through-style="none" style:text-line-through-type="none" style:font-name="Verdana" fo:font-size="7.59999990463257pt" style:text-underline-style="none" style:text-blinking="false"/>
    </style:style>
    <style:style style:name="T4" style:family="text">
      <style:text-properties fo:font-variant="normal" fo:text-transform="none" fo:color="#5a5e6b" style:text-line-through-style="none" style:text-line-through-type="none" style:font-name="Bitstream Vera Serif"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Verdana" fo:font-size="7.59999990463257pt" fo:letter-spacing="normal" fo:font-style="normal" style:text-underline-style="none" fo:font-weight="normal" style:text-blinking="false" style:font-name-asian="Verdana" style:font-size-asian="7.59999990463257pt" style:font-name-complex="Verdana" style:font-size-complex="7.59999990463257pt"/>
    </style:style>
    <style:style style:name="T6" style:family="text">
      <style:text-properties fo:font-style="italic"/>
    </style:style>
    <style:style style:name="T7"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a xlink:type="simple" xlink:href="http://introibo.fr/02-07-Visitation-de-la-Vierge#somm" text:style-name="Internet_20_link" text:visited-style-name="Visited_20_Internet_20_Link"><text:span text:style-name="T4"/></text:a></text:h>
      <table:table table:name="Tableau3" table:style-name="Tableau3">
        <table:table-column table:style-name="Tableau3.A"/>
        <table:table-column table:style-name="Tableau3.B"/>
        <table:table-row>
          <table:table-cell table:style-name="Tableau3.A1" office:value-type="string">
            <text:p text:style-name="P5">die 8 septembris</text:p>
          </table:table-cell>
          <table:table-cell table:style-name="Tableau3.A1" office:value-type="string">
            <text:p text:style-name="P5">le 8 septembre</text:p>
          </table:table-cell>
        </table:table-row>
        <table:table-row>
          <table:table-cell table:style-name="Tableau3.A1" office:value-type="string">
            <text:h text:style-name="P3" text:outline-level="3">IN NATIVITATE B. MARIÆ V.</text:h>
          </table:table-cell>
          <table:table-cell table:style-name="Tableau3.A1" office:value-type="string">
            <text:h text:style-name="P3" text:outline-level="3">NATIVITÉ DE LA Bse VIERGE MARIE</text:h>
          </table:table-cell>
        </table:table-row>
        <table:table-row>
          <table:table-cell table:style-name="Tableau3.A1" office:value-type="string">
            <text:p text:style-name="P8">II classis (ante CR 1960 : duplex II classis cum Octava simplici)</text:p>
          </table:table-cell>
          <table:table-cell table:style-name="Tableau3.A1" office:value-type="string">
            <text:p text:style-name="P8">IIème classe (avant 1960 : double de IIème classe avec Octave simple)</text:p>
          </table:table-cell>
        </table:table-row>
        <table:table-row>
          <table:table-cell table:style-name="Tableau3.A1" office:value-type="string">
            <text:p text:style-name="P7">Ant. ad Introitum. <text:span text:style-name="T6">Sedulius.</text:span></text:p>
          </table:table-cell>
          <table:table-cell table:style-name="Tableau3.A1" office:value-type="string">
            <text:p text:style-name="P7">Introït</text:p>
          </table:table-cell>
        </table:table-row>
        <table:table-row>
          <table:table-cell table:style-name="Tableau3.A1" office:value-type="string">
            <text:p text:style-name="P4">Salve, sancta Parens, eníxa puérpera Regem : qui cælum terrámque regit in sǽcula sæculórum.</text:p>
          </table:table-cell>
          <table:table-cell table:style-name="Tableau3.A1" office:value-type="string">
            <text:p text:style-name="P4">Salut, ô Mère sainte ; mère qui avez enfanté le Roi qui régit le ciel et la terre dans les siècles des siècles.</text:p>
          </table:table-cell>
        </table:table-row>
        <table:table-row>
          <table:table-cell table:style-name="Tableau3.A1" office:value-type="string">
            <text:p text:style-name="P9">Ps. 44, 2.</text:p>
          </table:table-cell>
          <table:table-cell table:style-name="Tableau3.A1" office:value-type="string">
            <text:p text:style-name="P10"/>
          </table:table-cell>
        </table:table-row>
        <table:table-row>
          <table:table-cell table:style-name="Tableau3.A1" office:value-type="string">
            <text:p text:style-name="P4">Eructávit cor meum verbum bonum : dico ego ópera mea Regi.</text:p>
          </table:table-cell>
          <table:table-cell table:style-name="Tableau3.A1" office:value-type="string">
            <text:p text:style-name="P4">De mon cœur a jailli une parole excellente, c’est que je consacre mes œuvres à mon Roi.</text:p>
          </table:table-cell>
        </table:table-row>
        <table:table-row>
          <table:table-cell table:style-name="Tableau3.A1" office:value-type="string">
            <text:p text:style-name="P4"><text:span text:style-name="T7">V/. </text:span>Glória Patri.</text:p>
          </table:table-cell>
          <table:table-cell table:style-name="Tableau3.A1" office:value-type="string">
            <text:p text:style-name="P10"/>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Oratio.</text:p>
          </table:table-cell>
          <table:table-cell table:style-name="Tableau3.A1" office:value-type="string">
            <text:p text:style-name="P7">Collecte</text:p>
          </table:table-cell>
        </table:table-row>
        <table:table-row>
          <table:table-cell table:style-name="Tableau3.A1" office:value-type="string">
            <text:p text:style-name="P4">Fámulis tuis, quǽsumus, Dómine, cæléstis grátiæ munus impertíre : ut, quibus beátæ Vírginis partus éxstitit salútis exórdium ; Nativitátis eius votiva solémnitas, pacis tríbuat increméntum. Per Dóminum.</text:p>
          </table:table-cell>
          <table:table-cell table:style-name="Tableau3.A1" office:value-type="string">
            <text:p text:style-name="P4">Seigneur, nous vous prions d’accorder à vos serviteurs le don de la grâce céleste ; et, comme l’enfantement de la bienheureuse Vierge a été le principe de leur salut, qu’ainsi la pieuse solennité de sa Nativité leur procure un accroissement de paix.</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Et fit commemoratio S. Hadriani Mart. :</text:p>
          </table:table-cell>
          <table:table-cell table:style-name="Tableau3.A1" office:value-type="string">
            <text:p text:style-name="P7">Et on fait mémoire de St Adrien, Martyr :</text:p>
          </table:table-cell>
        </table:table-row>
        <table:table-row>
          <table:table-cell table:style-name="Tableau3.A1" office:value-type="string">
            <text:p text:style-name="P7">Oratio.</text:p>
          </table:table-cell>
          <table:table-cell table:style-name="Tableau3.A1" office:value-type="string">
            <text:p text:style-name="P7">Collecte</text:p>
          </table:table-cell>
        </table:table-row>
        <table:table-row>
          <table:table-cell table:style-name="Tableau3.A1" office:value-type="string">
            <text:p text:style-name="P4">Præsta, quǽsumus, omnípotens Deus : ut, qui beáti Hadriáni Mártyris tui natalícia cólimus, intercessióne eius, in tui nóminis amóre roborémur. Per Dóminum.</text:p>
          </table:table-cell>
          <table:table-cell table:style-name="Tableau3.A1" office:value-type="string">
            <text:p text:style-name="P4">Accordez, Dieu tout-puissant, à nous qui célébrons la naissance au ciel du bienheureux Adrien, votre Martyr, la grâce d’être, par son intercession, fortifiés dans l’amour de votre nom.</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Léctio libri Sapiéntiæ.</text:p>
          </table:table-cell>
          <table:table-cell table:style-name="Tableau3.A1" office:value-type="string">
            <text:p text:style-name="P4">Lecture du Livre des Proverbes.</text:p>
          </table:table-cell>
        </table:table-row>
        <table:table-row>
          <table:table-cell table:style-name="Tableau3.A1" office:value-type="string">
            <text:p text:style-name="P9">Prov. 8, 22-35.</text:p>
          </table:table-cell>
          <table:table-cell table:style-name="Tableau3.A1" office:value-type="string">
            <text:p text:style-name="P10"/>
          </table:table-cell>
        </table:table-row>
        <table:table-row>
          <table:table-cell table:style-name="Tableau3.A1" office:value-type="string">
            <text:p text:style-name="P4">Dóminus possédit me in inítio viárum suárum, ántequam quidquam fáceret a princípio. Ab ætérno ordináta sum, et ex antíquis, ántequam terra fíeret. Nondum erant abýssi, et ego iam concépta eram : necdum fontes aquárum erúperant : necdum montes gravi mole constíterant : ante colles ego parturiébar : adhuc terram nonfécerat et flúmina et cárdines orbis terræ. Quando præparábat cælos, áderam : quando certa lege et gyro vallábat abýssos : quando ǽthera firmábat sursum et librábat fontes aquárum : quando circúmdabat mari términum suum et legem ponébat aquis, ne transírent fines suos : quando appendébat fundaménta terræ. Cum eo eram cuncta compónens : et delectábar per síngulos dies, ludens coram eo omni témpore : ludens in orbe terrárum : et delíciæ meæ esse cum fíliis hóminum. Nunc ergo, fílii, audíte me : Beáti, qui custódiunt vias meas. Audíte disciplínam, et estóte sapiéntes, et nolíte abícere eam. Beátus homo, qui audit me et qui vígilat ad fores meas cotídie, et obsérvat ad postes óstii mei. Qui me invénerit, invéniet vitam et háuriet salútem a Dómino.</text:p>
          </table:table-cell>
          <table:table-cell table:style-name="Tableau3.A1" office:value-type="string">
            <text:p text:style-name="P4">Le Seigneur m’a possédée au commencement de ses voies, avant de faire quoi que ce soit, dès le principe. J’ai été établie dès l’éternité, et dès les temps anciens, avant que la terre fût créée. Les abîmes n’étaient pas encore, et déjà j’étais conçue ; les sources des eaux n’avaient pas encore jailli ; les montagnes ne s’étaient pas encore dressées avec leur pesante masse ; j’étais enfantée avant les collines. Il n’avait pas encore fait la terre, ni les fleuves, ni les bases du globe terrestre. Lorsqu’il préparait les cieux, j’étais là ; lorsqu’il environnait les abîmes de leurs bornes, par une loi inviolable ; lorsqu’il affermissait l’air dans les régions supérieures, et qu’il équilibrait les sources des eaux ; lorsqu’il entourait la mer de ses limites, et qu’il imposait une loi aux eaux, pour qu’elles ne franchissent point leurs bornes, lorsqu’il posait les fondements de la terre, j’étais avec lui, réglant toutes choses, et j’étais chaque jour dans les délices, me jouant sans cesse devant lui, me jouant sur le globe de la terre, et mes délices sont d’être avec les enfants des hommes. Maintenant donc, mes fils, écoutez-moi : Heureux ceux qui gardent mes voies. Ecoutez mes instructions et soyez sages, et ne les rejetez pas. Heureux l’homme qui m’écoute, et qui veille tous les jours à ma porte, et qui se tient à la porte de ma maison. Celui qui me trouvera, trouvera la vie, et puisera le salut dans le Seigneur.</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Graduale.</text:p>
          </table:table-cell>
          <table:table-cell table:style-name="Tableau3.A1" office:value-type="string">
            <text:p text:style-name="P7">Graduel</text:p>
          </table:table-cell>
        </table:table-row>
        <table:table-row>
          <table:table-cell table:style-name="Tableau3.A1" office:value-type="string">
            <text:p text:style-name="P4">Benedícta et venerábilis es, Virgo María : quæ sine tactu pudóris invénia es Mater Salvatóris.</text:p>
          </table:table-cell>
          <table:table-cell table:style-name="Tableau3.A1" office:value-type="string">
            <text:p text:style-name="P4">Vous êtes bénie et digne de vénération, Vierge Marie, qui avez été mère du Sauveur, sans que votre pureté ait subi d’atteinte.</text:p>
          </table:table-cell>
        </table:table-row>
        <table:table-row>
          <table:table-cell table:style-name="Tableau3.A1" office:value-type="string">
            <text:p text:style-name="P4"><text:span text:style-name="T7">V/. </text:span>Virgo, Dei Génetrix, quem totus non capit orbis, in tua se clausit víscera factus homo.</text:p>
          </table:table-cell>
          <table:table-cell table:style-name="Tableau3.A1" office:value-type="string">
            <text:p text:style-name="P4"><text:span text:style-name="T7">V/. </text:span>Vierge, Mère de Dieu, Celui que tout l’univers ne peut contenir, s’est enfermé dans votre sein en se faisant homm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Allelúia, allelúia. <text:span text:style-name="T7">V/.</text:span></text:p>
          </table:table-cell>
          <table:table-cell table:style-name="Tableau3.A1" office:value-type="string">
            <text:p text:style-name="P10"/>
          </table:table-cell>
        </table:table-row>
        <table:table-row>
          <table:table-cell table:style-name="Tableau3.A1" office:value-type="string">
            <text:p text:style-name="P4">Felix es, sacra Virgo María, et omni laude digníssima : quia ex te ortus est sol iustítiæ, Christus, Deus noster. Allelúia.</text:p>
          </table:table-cell>
          <table:table-cell table:style-name="Tableau3.A1" office:value-type="string">
            <text:p text:style-name="P4">Vous êtes heureuse, sainte Vierge Marie, et tout à fait digne de louange, car de vous est sorti le soleil de justice, le Christ notre Dieu. Alléluia.</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text:span text:style-name="T7">+</text:span> Initium sancti Evangélii secúndum Matthǽum.</text:p>
          </table:table-cell>
          <table:table-cell table:style-name="Tableau3.A1" office:value-type="string">
            <text:p text:style-name="P4">Début du Saint Evangile selon saint Mathieu.</text:p>
          </table:table-cell>
        </table:table-row>
        <table:table-row>
          <table:table-cell table:style-name="Tableau3.A1" office:value-type="string">
            <text:p text:style-name="P9">Matth, 1, 1-16.</text:p>
          </table:table-cell>
          <table:table-cell table:style-name="Tableau3.A1" office:value-type="string">
            <text:p text:style-name="P10"/>
          </table:table-cell>
        </table:table-row>
        <text:soft-page-break/>
        <table:table-row>
          <table:table-cell table:style-name="Tableau3.A1" office:value-type="string">
            <text:p text:style-name="P4">Liber generatiónis Iesu Christi, fílii David, fílii Abralam. Abraham génuit Isaac, Isaac autem génuit Iacob. Iacob autem génuit Iudam et fratres eius. Iudas autem génuit Phares et Zaram de Thamar. Phares autem génuit Esron. Esron autem génuit Aram. Aram autem génuit Amínadab. Amínadab autem génuit Naásson. Naásson autem génuit Salmon. Salmon autem génuit Booz de Rahab. Booz autem génuit Obed ex Ruth. Obed autem génuit Iesse. Iesse autem génuit David regem. David autem rex génuit Salomónem ex ea, quæ fuit Uríæ. Sálomon autem génuit Róboam. Róboam autem génuit Abíam. Abías autem génuit Asa. Asa autem génuit Iósaphat. Iósaphat autem génuit Ioram. Ioram autem génuit Ozíam. Ozías autem génuit Ióatham. Ióatham autem génuit Achaz. Achaz autem génuit Ezechíam. Ezechias autem génuit Manássen. Manásses autem génuit Amon. Amon autem génuit Iosíam. Iosías autem génuit Iechoníam et fratres eius in transmigratióne Babylónis. Et post transmigratiónem Babylónis : Iechonías génuit Saláthiel. Saláthiel autem génuit Zoróbabel. Zoróbabel autem génuit Abiud. Abiud autem génuit Elíacim. Elíacim autem génuit Azor. Azor autem génuit Sadoc. Sadoc autem génuit Achim. Achim autem génuit Eliud. Eliud autem génuit Eleázar. Eleázar autem génuit Mathan. Mathan autem génuit Iacob. Iacob autem génuit Ioseph, virum Maríæ, de qua natus est Iesus, qui vocátur Christus.</text:p>
          </table:table-cell>
          <table:table-cell table:style-name="Tableau3.A1" office:value-type="string">
            <text:p text:style-name="P4">Généalogie de Jésus-Christ, fils de David, fils d’Abraham. Abraham engendra Isaac ; Isaac engendra Jacob ; Jacob engendra Juda et ses frères ; Juda, de Thamar, engendra Pharès et Zara ; Phares engendra Esrom ; Esrom engendra Aram ; Aram engendra Aminadab ; Aminadab engendra Naasson ; Naasson engendra Salmon ; Salmon, de Rahab, engendra Booz ; Booz, de Ruth, engendra Obed ; Obed engendra Jessé ; Jessé engendra le roi David. David engendra Salomon de la femme d’Urie ; Salomon engendra Roboam ; Roboam engendra Abia ; Abia engendra Asa ; Asa engendra Josaphat ; Josaphat engendra Joram ; Joram engendra Ozias ; Ozias engendra Joatham ; Joatham engendra Achaz ; Achaz engendra Ezéchias ; Ezéchias engendra Manassé ; Manassé engendra Amon ; Amon engendra Josias ; Josias engendra Jéchonias et ses frères, au temps de la déportation à Babylone. Après la déportation à Babylone, Jéchonias engendra Salathiel ; Salatheil engendra Zorobabel ; Zorobabel engendra Abioud ; Abioud engendra Eliacim ; Eliacim engendra Azor ; Azor engendra Sadoc ; Sadoc engendra Achim ; Achim engendra Elioud ; Elioud engendra Eléazar ; Eléazar engendra Matthan ; Matthan engendra Jacob ; Jacob engendra Joseph l’époux de Marie, de laquelle est né Jésus, qu’on appelle Christ.</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4">Credo</text:p>
          </table:table-cell>
          <table:table-cell table:style-name="Tableau3.A1" office:value-type="string">
            <text:p text:style-name="P4">Credo</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Ant. ad Offertorium.</text:p>
          </table:table-cell>
          <table:table-cell table:style-name="Tableau3.A1" office:value-type="string">
            <text:p text:style-name="P7">Offertoire</text:p>
          </table:table-cell>
        </table:table-row>
        <table:table-row>
          <table:table-cell table:style-name="Tableau3.A1" office:value-type="string">
            <text:p text:style-name="P4">Beáta es, Virgo María, quæ ómnium portásti Creatórem : genuísti qui te fecit, et in ætérnum pérmanes Virgo.</text:p>
          </table:table-cell>
          <table:table-cell table:style-name="Tableau3.A1" office:value-type="string">
            <text:p text:style-name="P4">Vous êtes bienheureuse, Vierge Marie, qui avez porté le Créateur de toutes choses ; vous avez enfanté celui qui vous a créée, et vous demeurez à jamais Vierg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Secreta</text:p>
          </table:table-cell>
          <table:table-cell table:style-name="Tableau3.A1" office:value-type="string">
            <text:p text:style-name="P7">Secrète</text:p>
          </table:table-cell>
        </table:table-row>
        <table:table-row>
          <table:table-cell table:style-name="Tableau3.A1" office:value-type="string">
            <text:p text:style-name="P4">Unigéniti tui, Dómine, nobis succúrrat humánitas : ut, qui, natus de Vírgine, Matris integritátem non mínuit, sed sacrávit ; in Nativitátis eius solémniis, nostris nos piáculis éxuens, oblatiónem nostram tibi fáciat accéptam Iesus Christus, Dóminus noster : Qui tecum vivit.</text:p>
          </table:table-cell>
          <table:table-cell table:style-name="Tableau3.A1" office:value-type="string">
            <text:p text:style-name="P4">Qu’elle nous porte secours, Seigneur, la bonté de votre Fils unique, qui né d’une Vierge, n’a point altéré l’intégrité de sa mere mais l’a consacrée, afin que nous purifiant de nos fautes en la solennité de sa Nativité, il vous rende notre oblation agréable, lui Jésus-Christ Notre-Seigneur qui…</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ro S. Hadriano</text:p>
          </table:table-cell>
          <table:table-cell table:style-name="Tableau3.A1" office:value-type="string">
            <text:p text:style-name="P7">Pour St. Adrien</text:p>
          </table:table-cell>
        </table:table-row>
        <table:table-row>
          <table:table-cell table:style-name="Tableau3.A1" office:value-type="string">
            <text:p text:style-name="P7">Secreta</text:p>
          </table:table-cell>
          <table:table-cell table:style-name="Tableau3.A1" office:value-type="string">
            <text:p text:style-name="P7">Secrète</text:p>
          </table:table-cell>
        </table:table-row>
        <table:table-row>
          <table:table-cell table:style-name="Tableau3.A1" office:value-type="string">
            <text:p text:style-name="P4">Munéribus nostris, quǽsumus, Dómine, precibúsque suscéptis : et cæléstibus nos munda mystériis, et cleménter exáudi. Per Dóminum nostrum.</text:p>
          </table:table-cell>
          <table:table-cell table:style-name="Tableau3.A1" office:value-type="string">
            <text:p text:style-name="P4">Ayant accueilli nos dons et nos prières, nous vous en supplions, Seigneur, purifiez-nous par ces célestes mystères, et exaucez-nous dans votre clémence.</text:p>
          </table:table-cell>
        </table:table-row>
        <table:table-row>
          <table:table-cell table:style-name="Tableau3.A1" office:value-type="string">
            <text:p text:style-name="P4"><text:span text:style-name="T7">Præfatio de B. Maria Virg.</text:span> Et te in Nativitáte.</text:p>
          </table:table-cell>
          <table:table-cell table:style-name="Tableau3.A1" office:value-type="string">
            <text:p text:style-name="Table_20_Contents"><text:a xlink:type="simple" xlink:href="http://introibo.fr/Preface-de-la-bienheureuse-Vierge" office:target-frame-name="_blank" xlink:show="new" text:style-name="Internet_20_link" text:visited-style-name="Visited_20_Internet_20_Link"><text:span text:style-name="T3">Préface de la bienheureuse Vierge Marie</text:span></text:a><text:span text:style-name="T1"> Et en la Nativité.</text:span></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Ant. ad Communionem.</text:p>
          </table:table-cell>
          <table:table-cell table:style-name="Tableau3.A1" office:value-type="string">
            <text:p text:style-name="P7">Communion</text:p>
          </table:table-cell>
        </table:table-row>
        <table:table-row>
          <table:table-cell table:style-name="Tableau3.A1" office:value-type="string">
            <text:p text:style-name="P4">Beáta viscera Maríæ Vírginis, quæ portavérunt ætérni Patris Fílium.</text:p>
          </table:table-cell>
          <table:table-cell table:style-name="Tableau3.A1" office:value-type="string">
            <text:p text:style-name="P4">Bienheureux le sein de la Vierge Marie, qui a porté le Fils du Père éternel.</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ostcommunio</text:p>
          </table:table-cell>
          <table:table-cell table:style-name="Tableau3.A1" office:value-type="string">
            <text:p text:style-name="P7">Postcommunion</text:p>
          </table:table-cell>
        </table:table-row>
        <table:table-row>
          <table:table-cell table:style-name="Tableau3.A1" office:value-type="string">
            <text:p text:style-name="P4">Súmpsimus, Dómine, celebritátis ánnuæ votiva sacraménta : præsta, quǽsumus ; ut et temporális vitæ nobis remédia prǽbeant et ætérnæ. Per Dóminum.</text:p>
          </table:table-cell>
          <table:table-cell table:style-name="Tableau3.A1" office:value-type="string">
            <text:p text:style-name="P4">Nous avons reçu, Seigneur, les choses saintes qui vous sont offertes en cette solennité annuelle, faites, nous vous en supplions, qu’elles nous donnent les remèdes spirituels utiles à la vie temporelle et conduisant à la vie éternelle.</text:p>
          </table:table-cell>
        </table:table-row>
        <table:table-row>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Pro S. Hadriano</text:p>
          </table:table-cell>
          <table:table-cell table:style-name="Tableau3.A1" office:value-type="string">
            <text:p text:style-name="P7">Pour St. Adrien</text:p>
          </table:table-cell>
        </table:table-row>
        <table:table-row>
          <table:table-cell table:style-name="Tableau3.A1" office:value-type="string">
            <text:p text:style-name="P7">Postcommunio</text:p>
          </table:table-cell>
          <table:table-cell table:style-name="Tableau3.A1" office:value-type="string">
            <text:p text:style-name="P7">Postcommunion</text:p>
          </table:table-cell>
        </table:table-row>
        <table:table-row>
          <table:table-cell table:style-name="Tableau3.A1" office:value-type="string">
            <text:p text:style-name="P4">Da, quǽsumus, Dómine, Deus noster : ut, sicut tuórum commemoratióne Sanctórum temporáli gratulámur offício ; ita perpétuo lætámur aspéctu. Per Dóminum nostrum.</text:p>
          </table:table-cell>
          <table:table-cell table:style-name="Tableau3.A1" office:value-type="string">
            <text:p text:style-name="P4">Faites, s’il vous plaît, Seigneur notre Dieu, que comme nous nous réjouissons d’honorer dans le temps, en cet office, la mémoire de vos Saints, nous puissions aussi nous réjouir de les voir dans l’éternité.</text:p>
          </table:table-cell>
        </table:table-row>
      </table:table>
      <text:p text:style-name="P2"><text:span text:style-name="T5"><text:line-break/></text:span><text:a xlink:type="simple" xlink:href="http://introibo.fr/02-07-Visitation-de-la-Vierge#somm" text:style-name="Internet_20_link" text:visited-style-name="Visited_20_Internet_20_Link"><text:span text:style-name="T4">Textes de la Messe</text:span></text:a></text:p>
      <table:table table:name="Tableau2" table:style-name="Tableau2">
        <table:table-column table:style-name="Tableau2.A"/>
        <table:table-column table:style-name="Tableau2.B"/>
        <table:table-row>
          <table:table-cell table:style-name="Tableau2.A1" office:value-type="string">
            <text:p text:style-name="P5">Die 2 Iulii</text:p>
          </table:table-cell>
          <table:table-cell table:style-name="Tableau2.A1" office:value-type="string">
            <text:p text:style-name="P5">Le 2 juillet</text:p>
          </table:table-cell>
        </table:table-row>
        <table:table-row>
          <table:table-cell table:style-name="Tableau2.A1" office:value-type="string">
            <text:p text:style-name="P6"><text:span text:style-name="Strong_20_Emphasis"><text:span text:style-name="T1">IN VISITATIONE BEATÆ MARIÆ VIRGINIS</text:span></text:span></text:p>
          </table:table-cell>
          <table:table-cell table:style-name="Tableau2.A1" office:value-type="string">
            <text:p text:style-name="P6"><text:span text:style-name="Strong_20_Emphasis"><text:span text:style-name="T1">VISITATION DE LA BSE VIERGE MARIE</text:span></text:span></text:p>
          </table:table-cell>
        </table:table-row>
        <table:table-row>
          <table:table-cell table:style-name="Tableau2.A1" office:value-type="string">
            <text:p text:style-name="P8">II classis (ante CR 1960 : duplex II classis)</text:p>
          </table:table-cell>
          <table:table-cell table:style-name="Tableau2.A1" office:value-type="string">
            <text:p text:style-name="P8">IIème classe (avant 1960 : double IIème class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Introitum. <text:span text:style-name="T6">Sedulius.</text:span></text:p>
          </table:table-cell>
          <table:table-cell table:style-name="Tableau2.A1" office:value-type="string">
            <text:p text:style-name="P7">Introït</text:p>
          </table:table-cell>
        </table:table-row>
        <table:table-row>
          <table:table-cell table:style-name="Tableau2.A1" office:value-type="string">
            <text:p text:style-name="P4">Salve, sancta Parens, eníxa puérpera Regem : qui cælum terrámque regit in sǽcula sæculórum.</text:p>
          </table:table-cell>
          <table:table-cell table:style-name="Tableau2.A1" office:value-type="string">
            <text:p text:style-name="P4">Salut, ô Mère sainte ; mère qui avez enfanté le Roi qui régit le ciel et la terre dans les siècles des siècles.</text:p>
          </table:table-cell>
        </table:table-row>
        <table:table-row>
          <table:table-cell table:style-name="Tableau2.A1" office:value-type="string">
            <text:p text:style-name="P9">Ps. 44, 2.</text:p>
          </table:table-cell>
          <table:table-cell table:style-name="Tableau2.A1" office:value-type="string">
            <text:p text:style-name="P10"/>
          </table:table-cell>
        </table:table-row>
        <text:soft-page-break/>
        <table:table-row>
          <table:table-cell table:style-name="Tableau2.A1" office:value-type="string">
            <text:p text:style-name="P4">Eructávit cor meum verbum bonum : dico ego ópera mea Regi.</text:p>
          </table:table-cell>
          <table:table-cell table:style-name="Tableau2.A1" office:value-type="string">
            <text:p text:style-name="P4">De mon cœur a jailli une parole excellente, c’est que je consacre mes œuvres à mon Roi.</text:p>
          </table:table-cell>
        </table:table-row>
        <table:table-row>
          <table:table-cell table:style-name="Tableau2.A1" office:value-type="string">
            <text:p text:style-name="P4"><text:span text:style-name="T7">V/.</text:span>Glória Patri.</text:p>
          </table:table-cell>
          <table:table-cell table:style-name="Tableau2.A1" office:value-type="string">
            <text:p text:style-name="P10"/>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Oratio.</text:p>
          </table:table-cell>
          <table:table-cell table:style-name="Tableau2.A1" office:value-type="string">
            <text:p text:style-name="P7">Collecte</text:p>
          </table:table-cell>
        </table:table-row>
        <table:table-row>
          <table:table-cell table:style-name="Tableau2.A1" office:value-type="string">
            <text:p text:style-name="P4">Fámulis tuis, quǽsumus, Dómine, cæléstis grátiæ munus impertíre : ut, quibus beátæ Vírginis partus éxstitit salútis exórdium ; Visitatiónis eius votiva sollémnitas, pacis tríbuat increméntum. Per Dóminum.</text:p>
          </table:table-cell>
          <table:table-cell table:style-name="Tableau2.A1" office:value-type="string">
            <text:p text:style-name="P4">Seigneur, nous vous prions d’accorder à vos serviteurs le don de la grâce céleste : et, comme l’enfantement de la bienheureuse Vierge a été le principe de leur salut ; qu’ainsi la pieuse solennité de sa Visitation leur procure un accroissement de paix.</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Et fit commemoratio Ss. Processi et Martiniani Mm.</text:p>
          </table:table-cell>
          <table:table-cell table:style-name="Tableau2.A1" office:value-type="string">
            <text:p text:style-name="P7">Et on fait mémoire des Sts Processus et Martinien, Martyrs.</text:p>
          </table:table-cell>
        </table:table-row>
        <table:table-row>
          <table:table-cell table:style-name="Tableau2.A1" office:value-type="string">
            <text:p text:style-name="P7">Oratio.</text:p>
          </table:table-cell>
          <table:table-cell table:style-name="Tableau2.A1" office:value-type="string">
            <text:p text:style-name="P7">Collecte</text:p>
          </table:table-cell>
        </table:table-row>
        <table:table-row>
          <table:table-cell table:style-name="Tableau2.A1" office:value-type="string">
            <text:p text:style-name="P4">Deus, qui nos sanctórum Mártyrum tuórum Procéssi et Martiniáni gloriósis confessiónibus circúmdas et prótegis : da nobis et eórum imitatióne profícere, et intercessióne gaudére. Per Dóminum nostrum.</text:p>
          </table:table-cell>
          <table:table-cell table:style-name="Tableau2.A1" office:value-type="string">
            <text:p text:style-name="P4">Dieu, vous nous donnez dans la glorieuse profession de foi de vos saints Martyrs Processus et Martinien un gage de votre secours et de votre protection : accordez-nous de profiter de leur exemple et de nous réjouir de leur intercession.</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Léctio libri Sapiéntiæ.</text:p>
          </table:table-cell>
          <table:table-cell table:style-name="Tableau2.A1" office:value-type="string">
            <text:p text:style-name="P4">Lecture du Livre de la Sagesse.</text:p>
          </table:table-cell>
        </table:table-row>
        <table:table-row>
          <table:table-cell table:style-name="Tableau2.A1" office:value-type="string">
            <text:p text:style-name="P9">Cant. 2, 8-14.</text:p>
          </table:table-cell>
          <table:table-cell table:style-name="Tableau2.A1" office:value-type="string">
            <text:p text:style-name="P10"/>
          </table:table-cell>
        </table:table-row>
        <table:table-row>
          <table:table-cell table:style-name="Tableau2.A1" office:value-type="string">
            <text:p text:style-name="P4">Ecce, iste venit sáliens in móntibus, transíliens colles ; símilis est diléctus meus cápreæ hinnulóque cervórum. En, ipse stat post paríetem nostrum, respíciens per fenéstras, prospíciens per cancéllos. En, diléctus meus lóquitur mihi : Surge, própera, amíca mea, colúmba mea, formósa mea, et veni. Iam enim hiems tránsiit, imber ábiit et recéssit. Flores apparuérunt in terra nostra, tempus putatiónis advénit : vox túrturis audíta est in terra nostra : ficus prótulit grossos suos : víneæ floréntes dedérunt odórem suum. Surge, amíca mea, speciósa mea, et veni : colúmba mea in foramínibus petra, in cavérna macériæ, osténde mihi fáciem tuam, sonet vox tua in áuribus meis : vox enim tua dulcis et fácies tua decóra.</text:p>
          </table:table-cell>
          <table:table-cell table:style-name="Tableau2.A1" office:value-type="string">
            <text:p text:style-name="P4">Voici qu’il vient, bondissant sur les montagnes, sautant sur les collines. Mon bien-aimé est semblable à la gazelle, ou au faon des biches. Le voici, il est derrière notre mur, regardant par la fenêtre, épiant par le treillis. Voici, mon bien-aimé me dit : "Lève-toi, hâte-toi, mon amie, ma colombe, ma belle, et viens ! Car voici que l’hiver est fini ; la pluie a cessé, elle a disparu. Les fleurs ont paru sur notre terre, le temps des chants est arrivé ; la voix de la tourterelle s’est fait entendre dans nos campagnes ; le figuier pousse ses fruits naissants, les vignes en fleur donnent son parfum. Lève-toi, mon amie, ma belle, et viens ! Ma colombe, qui te tiens dans la fente du rocher, dans l’abri des parois escarpées, montre-moi ton visage, que ta voix résonne à mes oreilles ; car ta voix est douce, et ton visage charmant.</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Graduale.</text:p>
          </table:table-cell>
          <table:table-cell table:style-name="Tableau2.A1" office:value-type="string">
            <text:p text:style-name="P7">Graduel</text:p>
          </table:table-cell>
        </table:table-row>
        <table:table-row>
          <table:table-cell table:style-name="Tableau2.A1" office:value-type="string">
            <text:p text:style-name="P4">Benedícta et venerábilis es, Virgo María : quæ sine tactu pudóris invénia es Mater Salvatóris.</text:p>
          </table:table-cell>
          <table:table-cell table:style-name="Tableau2.A1" office:value-type="string">
            <text:p text:style-name="P4">Vous êtes bénie et digne de vénération, Vierge Marie, qui avez été mère du Sauveur, sans que votre pureté ait subi d’atteinte.</text:p>
          </table:table-cell>
        </table:table-row>
        <table:table-row>
          <table:table-cell table:style-name="Tableau2.A1" office:value-type="string">
            <text:p text:style-name="P4"><text:span text:style-name="T7">V/. </text:span>Virgo, Dei Génetrix, quem totus non capit orbis, in tua se clausit víscera factus homo.</text:p>
          </table:table-cell>
          <table:table-cell table:style-name="Tableau2.A1" office:value-type="string">
            <text:p text:style-name="P4"><text:span text:style-name="T7">V/. </text:span>Vierge, Mère de Dieu, Celui que tout l’univers ne peut contenir, s’est enfermé dans votre sein en se faisant homm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Allelúia, allelúia. <text:span text:style-name="T7">V/. </text:span>Felix es, sacra Virgo María, et omni laude digníssima : quia ex te ortus est sol iustítiæ, Christus, Deus noster. Allelúia.</text:p>
          </table:table-cell>
          <table:table-cell table:style-name="Tableau2.A1" office:value-type="string">
            <text:p text:style-name="P4">Alléluia, alléluia. <text:span text:style-name="T7">V/. </text:span>Vous êtes heureuse, sainte Vierge Marie, et tout à fait digne de louange, car de vous est sorti le soleil de justice, le Christ notre Dieu. Alléluia.</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text:span text:style-name="T7">+</text:span> Sequéntia sancti Evangélii secundum Lucam.</text:p>
          </table:table-cell>
          <table:table-cell table:style-name="Tableau2.A1" office:value-type="string">
            <text:p text:style-name="P4">Lecture du Saint Évangile selon saint Luc.</text:p>
          </table:table-cell>
        </table:table-row>
        <table:table-row>
          <table:table-cell table:style-name="Tableau2.A1" office:value-type="string">
            <text:p text:style-name="P9">Luc. 1, 39-47.</text:p>
          </table:table-cell>
          <table:table-cell table:style-name="Tableau2.A1" office:value-type="string">
            <text:p text:style-name="P10"/>
          </table:table-cell>
        </table:table-row>
        <table:table-row>
          <table:table-cell table:style-name="Tableau2.A1" office:value-type="string">
            <text:p text:style-name="P4">In illo témpore : Exsúrgens María ábiit in montána cum festinatióne in civitátem Iuda : et intrávit in domum Zacharíæ et salutávit Elísabeth. Et factum est, ut audivit salutatiónem Maríæ Elísabeth, exsultávit infans in útero eius : et repléta est Spíritu Sancto Elísabeth, et exclamávit voce magna et dixit : Benedícta tu inter mulíeres, et benedíctus fructus ventris tui. Et unde hoc mihi, ut véniat Mater Dómini mei ad me ? Ecce enim, ut facta est vox salutatiónis tuæ in áuribus meis, exsultávit in gáudio infans in útero meo. Et beáta, quæ credidísti, quóniam perficiéntur ea, quæ dicta sunt tibi a Dómino. Et ait María : Magníficat ánima mea Dóminum : et exsultávit spíritus meus in Deo, salutári meo.</text:p>
          </table:table-cell>
          <table:table-cell table:style-name="Tableau2.A1" office:value-type="string">
            <text:p text:style-name="P4">En ces jours-là : Marie partit et s’en alla en hâte vers la montagne, en une ville de Juda. Et elle entra dans la maison de Zacharie, et salua Élisabeth. Or, quand Élisabeth entendit la salutation de Marie, l’enfant tressaillit dans son sein, et elle fut remplie du Saint-Esprit. Et elle s’écria à haute voix, disant : "Vous êtes bénie entre les femmes, et le fruit de vos entrailles est béni. Et d’où m’est-il donné que la mère de mon Seigneur vienne à moi ? Car votre voix, lorsque vous m’avez saluée, n’a pas plus tôt frappé mes oreilles, que l’enfant a tressailli de joie dans mon sein. Heureuse celle qui a cru ! Car elles seront accomplies les choses qui lui ont été dites de la part du Seigneur !" Et Marie dit : "Mon âme glorifie le Seigneur, et mon esprit tressaille de joie en Dieu, mon Sauveur".</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Credo</text:p>
          </table:table-cell>
          <table:table-cell table:style-name="Tableau2.A1" office:value-type="string">
            <text:p text:style-name="P10"/>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Offertorium.</text:p>
          </table:table-cell>
          <table:table-cell table:style-name="Tableau2.A1" office:value-type="string">
            <text:p text:style-name="P7">Offertoire</text:p>
          </table:table-cell>
        </table:table-row>
        <table:table-row>
          <table:table-cell table:style-name="Tableau2.A1" office:value-type="string">
            <text:p text:style-name="P4">Beáta es, Virgo María, quæ ómnium portásti Creatórem : genuísti qui te fecit, et in ætérnum pérmanes Virgo.</text:p>
          </table:table-cell>
          <table:table-cell table:style-name="Tableau2.A1" office:value-type="string">
            <text:p text:style-name="P4">Vous êtes bienheureuse, Vierge Marie, qui avez porté le Créateur de toutes choses ; vous avez enfanté celui qui vous a créée, et vous demeurez à jamais Vierg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Secreta.</text:p>
          </table:table-cell>
          <table:table-cell table:style-name="Tableau2.A1" office:value-type="string">
            <text:p text:style-name="P7">Secrète</text:p>
          </table:table-cell>
        </table:table-row>
        <table:table-row>
          <table:table-cell table:style-name="Tableau2.A1" office:value-type="string">
            <text:p text:style-name="P4">Unigéniti tui, Dómine, nobis succúrrat humánitas : ut, qui, natus de Vírgine, Matris integritátem non mínuit, sed sacrávit ; in Visitatiónis eius sollémniis, nostris nos piáculis éxuens, oblatiónem nostram tibi fáciat accéptam Iesus Christus, Dóminus noster : Qui tecum vivit.</text:p>
          </table:table-cell>
          <table:table-cell table:style-name="Tableau2.A1" office:value-type="string">
            <text:p text:style-name="P4">Qu’elle nous porte secours, Seigneur, la bonté de votre Fils unique, qui né d’une Vierge, n’a point altéré l’intégrité de sa Mère mais l’a consacrée, afin que nous purifiant de nos fautes en la solennité de sa Visitation, il vous rende notre oblation agréable, lui Jésus-Christ Notre-Seigneur qui…</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ro Ss. Martyribus</text:p>
          </table:table-cell>
          <table:table-cell table:style-name="Tableau2.A1" office:value-type="string">
            <text:p text:style-name="P7">Pour les saints Martyrs</text:p>
          </table:table-cell>
        </table:table-row>
        <text:soft-page-break/>
        <table:table-row>
          <table:table-cell table:style-name="Tableau2.A1" office:value-type="string">
            <text:p text:style-name="P7">Secreta</text:p>
          </table:table-cell>
          <table:table-cell table:style-name="Tableau2.A1" office:value-type="string">
            <text:p text:style-name="P7">Secrète</text:p>
          </table:table-cell>
        </table:table-row>
        <table:table-row>
          <table:table-cell table:style-name="Tableau2.A1" office:value-type="string">
            <text:p text:style-name="P4">Súscipe, Dómine, preces et múnera : quæ ut tuo sint digna conspéctu. Sanctórum tuórum précibus adiuvémur. Per Dóminum.</text:p>
          </table:table-cell>
          <table:table-cell table:style-name="Tableau2.A1" office:value-type="string">
            <text:p text:style-name="P4">Recevez, Seigneur, nos supplications ainsi que nos offrandes et pour qu’elles se trouvent dignes de vos regards, faites que nous soyons aidés des prières de vos saints.</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4"><text:span text:style-name="T7">Præfatio de B. Maria Virg.</text:span> Et te in Visitatióne.</text:p>
          </table:table-cell>
          <table:table-cell table:style-name="Tableau2.A1" office:value-type="string">
            <text:p text:style-name="Table_20_Contents"><text:a xlink:type="simple" xlink:href="http://introibo.fr/Preface-de-la-bienheureuse-Vierge" office:target-frame-name="_blank" xlink:show="new" text:style-name="Internet_20_link" text:visited-style-name="Visited_20_Internet_20_Link"><text:span text:style-name="T3">Préface de la bienheureuse Vierge Marie</text:span></text:a><text:span text:style-name="T1"> Et, en la Visitation de la Bse....</text:span></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Ant. ad Communionem.</text:p>
          </table:table-cell>
          <table:table-cell table:style-name="Tableau2.A1" office:value-type="string">
            <text:p text:style-name="P7">Communion</text:p>
          </table:table-cell>
        </table:table-row>
        <table:table-row>
          <table:table-cell table:style-name="Tableau2.A1" office:value-type="string">
            <text:p text:style-name="P4">Beáta viscera Maríæ Vírginis, quæ portavérunt ætérni Patris Fílium.</text:p>
          </table:table-cell>
          <table:table-cell table:style-name="Tableau2.A1" office:value-type="string">
            <text:p text:style-name="P4">Bienheureux le sein de la Vierge Marie, qui a porté le Fils du Père éternel.</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ostcommunio.</text:p>
          </table:table-cell>
          <table:table-cell table:style-name="Tableau2.A1" office:value-type="string">
            <text:p text:style-name="P7">Postcommunion</text:p>
          </table:table-cell>
        </table:table-row>
        <table:table-row>
          <table:table-cell table:style-name="Tableau2.A1" office:value-type="string">
            <text:p text:style-name="P4">Súmpsimus, Dómine, celebritátis ánnuæ votiva sacraménta : præsta, quǽsumus ; ut et temporális vitæ nobis remédia prǽbeant et ætérnæ. Per Dóminum.</text:p>
          </table:table-cell>
          <table:table-cell table:style-name="Tableau2.A1" office:value-type="string">
            <text:p text:style-name="P4">Nous avons reçu, Seigneur, les choses saintes qui vous sont offertes en cette solennité annuelle, faites, nous vous en supplions, qu’elles nous donnent les remèdes spirituels utiles à la vie temporelle et conduisant à la vie éternelle.</text:p>
          </table:table-cell>
        </table:table-row>
        <table:table-row>
          <table:table-cell table:style-name="Tableau2.A1" office:value-type="string">
            <text:p text:style-name="P10"/>
          </table:table-cell>
          <table:table-cell table:style-name="Tableau2.A1" office:value-type="string">
            <text:p text:style-name="P10"/>
          </table:table-cell>
        </table:table-row>
        <table:table-row>
          <table:table-cell table:style-name="Tableau2.A1" office:value-type="string">
            <text:p text:style-name="P7">Pro Ss. Martyribus</text:p>
          </table:table-cell>
          <table:table-cell table:style-name="Tableau2.A1" office:value-type="string">
            <text:p text:style-name="P7">Pour les saints Martyrs</text:p>
          </table:table-cell>
        </table:table-row>
        <table:table-row>
          <table:table-cell table:style-name="Tableau2.A1" office:value-type="string">
            <text:p text:style-name="P7">Postcommunio</text:p>
          </table:table-cell>
          <table:table-cell table:style-name="Tableau2.A1" office:value-type="string">
            <text:p text:style-name="P7">Postcommunion</text:p>
          </table:table-cell>
        </table:table-row>
        <table:table-row>
          <table:table-cell table:style-name="Tableau2.A1" office:value-type="string">
            <text:p text:style-name="P4">Córporis sacri et pretiósi Sánguinis repléti libámine, quǽsumus, Dómine, Deus noster : ut, quod pia devotióne gérimus, certa redemptióne capiámus. Per eúndem Dóminum.</text:p>
          </table:table-cell>
          <table:table-cell table:style-name="Tableau2.A1" office:value-type="string">
            <text:p text:style-name="P4">Rassasiés par le Corps sacré et le précieux Sang qui vous ont été offerts en sacrifice, nous vous demandons, ô Seigneur, notre Dieu, que nous possédions, là où notre rédemption sera assurée, ce que nous portons maintenant avec une pieuse dévotion.</text:p>
          </table:table-cell>
        </table:table-row>
      </table:table>
      <text:h text:style-name="Heading_20_3" text:outline-level="3"><text:a xlink:type="simple" xlink:href="http://introibo.fr/15-08-Assomption-de-la-T-Ste#somm" text:style-name="Internet_20_link" text:visited-style-name="Visited_20_Internet_20_Link"><text:span text:style-name="T4">Textes de la Messe après 1950</text:span></text:a></text:h>
      <table:table table:name="Tableau1" table:style-name="Tableau1">
        <table:table-column table:style-name="Tableau1.A"/>
        <table:table-column table:style-name="Tableau1.B"/>
        <table:table-row>
          <table:table-cell table:style-name="Tableau1.A1" office:value-type="string">
            <text:p text:style-name="P5">die 15 augusti</text:p>
          </table:table-cell>
          <table:table-cell table:style-name="Tableau1.A1" office:value-type="string">
            <text:p text:style-name="P5">le 15 août</text:p>
          </table:table-cell>
        </table:table-row>
        <table:table-row>
          <table:table-cell table:style-name="Tableau1.A1" office:value-type="string">
            <text:p text:style-name="P6"><text:span text:style-name="Strong_20_Emphasis"><text:span text:style-name="T1">IN ASSUMPTIONE B. M. V.</text:span></text:span></text:p>
          </table:table-cell>
          <table:table-cell table:style-name="Tableau1.A1" office:value-type="string">
            <text:p text:style-name="P6"><text:span text:style-name="Strong_20_Emphasis"><text:span text:style-name="T1">ASSOMPTION DE LA Bse VIERGE MARIE</text:span></text:span></text:p>
          </table:table-cell>
        </table:table-row>
        <table:table-row>
          <table:table-cell table:style-name="Tableau1.A1" office:value-type="string">
            <text:p text:style-name="P8">I classis (ante CR 1960 : duplex I classis cum Octava communi)</text:p>
          </table:table-cell>
          <table:table-cell table:style-name="Tableau1.A1" office:value-type="string">
            <text:p text:style-name="P8">Ière classe (avant 1960 : double de Ière classe avec Octave commun)</text:p>
          </table:table-cell>
        </table:table-row>
        <table:table-row>
          <table:table-cell table:style-name="Tableau1.A1" office:value-type="string">
            <text:p text:style-name="P7">Ant. ad Introitum. <text:span text:style-name="T6">Ap. 12, 1.</text:span></text:p>
          </table:table-cell>
          <table:table-cell table:style-name="Tableau1.A1" office:value-type="string">
            <text:p text:style-name="P7">Introït</text:p>
          </table:table-cell>
        </table:table-row>
        <table:table-row>
          <table:table-cell table:style-name="Tableau1.A1" office:value-type="string">
            <text:p text:style-name="P4">Signum magnum appáruit in cælo : múlier amicta sole, et luna sub pédibus eius, et in cápite eius coróna stellárum duódecim.</text:p>
          </table:table-cell>
          <table:table-cell table:style-name="Tableau1.A1" office:value-type="string">
            <text:p text:style-name="P4">Il parut dans le ciel un grand signe : une femme revêtue du soleil, la lune sous ses pieds, et une couronne de douze étoiles sur sa tête.</text:p>
          </table:table-cell>
        </table:table-row>
        <table:table-row>
          <table:table-cell table:style-name="Tableau1.A1" office:value-type="string">
            <text:p text:style-name="P9">Ps. 97, 1.</text:p>
          </table:table-cell>
          <table:table-cell table:style-name="Tableau1.A1" office:value-type="string">
            <text:p text:style-name="P10"/>
          </table:table-cell>
        </table:table-row>
        <table:table-row>
          <table:table-cell table:style-name="Tableau1.A1" office:value-type="string">
            <text:p text:style-name="P4">Cantáte Dómino cánticum novum : quóniam mirabília fecit.</text:p>
          </table:table-cell>
          <table:table-cell table:style-name="Tableau1.A1" office:value-type="string">
            <text:p text:style-name="P4">Chantez au Seigneur un cantique nouveau : car il a fait des merveilles.</text:p>
          </table:table-cell>
        </table:table-row>
        <table:table-row>
          <table:table-cell table:style-name="Tableau1.A1" office:value-type="string">
            <text:p text:style-name="P4"><text:span text:style-name="T7">V/. </text:span>Glória Patri.</text:p>
          </table:table-cell>
          <table:table-cell table:style-name="Tableau1.A1" office:value-type="string">
            <text:p text:style-name="P10"/>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Oratio.</text:p>
          </table:table-cell>
          <table:table-cell table:style-name="Tableau1.A1" office:value-type="string">
            <text:p text:style-name="P7">Collecte</text:p>
          </table:table-cell>
        </table:table-row>
        <table:table-row>
          <table:table-cell table:style-name="Tableau1.A1" office:value-type="string">
            <text:p text:style-name="P4">Omnípotens sempitérne Deus, qui Immaculátam Vírginem Maríam, Fílii tui genitrícem, córpore et ánima ad cæléstem glóriam assumpsísti : concéde, quǽsumus ; ut, ad superna semper inténti, ipsíus glóriæ mereámur esse consórtes. Per eúndem Dóminum.</text:p>
          </table:table-cell>
          <table:table-cell table:style-name="Tableau1.A1" office:value-type="string">
            <text:p text:style-name="P4">Dieu éternel et tout-puissant, vous avez élevé, en son corps et en son âme, à la gloire du ciel, Marie, la Vierge immaculée, mère de votre Fils : faites, nous vous en prions, que, sans cesse tendus vers les choses d’en-haut, nous méritions d’avoir part à sa gloire.</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Léctio libri Iudith.</text:p>
          </table:table-cell>
          <table:table-cell table:style-name="Tableau1.A1" office:value-type="string">
            <text:p text:style-name="P4">Lecture du Livre de Judith.</text:p>
          </table:table-cell>
        </table:table-row>
        <table:table-row>
          <table:table-cell table:style-name="Tableau1.A1" office:value-type="string">
            <text:p text:style-name="P9">Iudith. 13, 22-25 ; 15, 10.</text:p>
          </table:table-cell>
          <table:table-cell table:style-name="Tableau1.A1" office:value-type="string">
            <text:p text:style-name="P10"/>
          </table:table-cell>
        </table:table-row>
        <table:table-row>
          <table:table-cell table:style-name="Tableau1.A1" office:value-type="string">
            <text:p text:style-name="P4">Benedíxit te Dóminus in virtúte sua, quia per te ad níhilum redégit inimícos nostros. Benedícta es tu, fília, a Dómino Deo excelso, præ ómnibus muliéribus super terram. Benedíctus Dóminus, qui creávit cælum et terram, qui te direxit in vúlnera cápitis príncipis inimicórum nostrórum ; quia hódie nomen tuum ita magnificávit, ut non recédat laus tua de ore hóminum, qui mémores fúerint virtútis Dómini in ætérnum, pro quibus non pepercísti ánimæ tuæ propter angústias et tribulatiónem géneris tui, sed subvenísti ruínæ ante conspéctum Dei nostri. Tu glória Ierúsalem, tu lætítia Israël, tu honorificéntia pópuli nostri.</text:p>
          </table:table-cell>
          <table:table-cell table:style-name="Tableau1.A1" office:value-type="string">
            <text:p text:style-name="P4">Le Seigneur t’a bénie dans sa force, car par toi il a réduit à néant tous nos ennemis. Ma fille, tu es bénie par le Seigneur, le Dieu très haut, plus que toutes les femmes qui sont sur la terre. Béni soit le Seigneur, créateur du ciel et de la terre, qui a conduit ta main pour trancher la tête au plus grand de nos ennemis ! Il a rendu aujourd’hui ton nom si glorieux, que ta louange ne disparaîtra pas de la bouche des hommes, qui se souviendront éternellement de la puissance du Seigneur ; car, en leur faveur, tu n’as pas épargné ta vie en voyant les souffrances et la détresse de ta race, mais tu nous as sauvés de la ruine en marchant dans la droiture en présence de notre Dieu. Tu es la gloire de Jérusalem ; tu es la joie d’Israël ; tu es l’honneur de notre peuple.</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Graduale. <text:span text:style-name="T6">Ps. 44, 11-12 et 14.</text:span></text:p>
          </table:table-cell>
          <table:table-cell table:style-name="Tableau1.A1" office:value-type="string">
            <text:p text:style-name="P7">Graduel</text:p>
          </table:table-cell>
        </table:table-row>
        <table:table-row>
          <table:table-cell table:style-name="Tableau1.A1" office:value-type="string">
            <text:p text:style-name="P4">Audi, fília, et vide, et inclína aurem tuam, et concupíscet rex pulchritúdinem tuam.</text:p>
          </table:table-cell>
          <table:table-cell table:style-name="Tableau1.A1" office:value-type="string">
            <text:p text:style-name="P4">Écoutez, ma Fille, voyez et tendez l’oreille : le Roi désirera votre beauté.</text:p>
          </table:table-cell>
        </table:table-row>
        <table:table-row>
          <table:table-cell table:style-name="Tableau1.A1" office:value-type="string">
            <text:p text:style-name="P4"><text:span text:style-name="T7">V/. </text:span>Tota decóra ingréditur fília Regis, textúræ áureæ sunt amíctus eius.</text:p>
          </table:table-cell>
          <table:table-cell table:style-name="Tableau1.A1" office:value-type="string">
            <text:p text:style-name="P4"><text:span text:style-name="T7">V/. </text:span>Toute belle s’avance la fille du Roi, son vêtement est fait de tissus d’or.</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Allelúia, allelúia. <text:span text:style-name="T7">V/. </text:span>Assumpta est María in cælum : gaudet exércitus Angelórum. Allelúia.</text:p>
          </table:table-cell>
          <table:table-cell table:style-name="Tableau1.A1" office:value-type="string">
            <text:p text:style-name="P4">Allelúia, allelúia. <text:span text:style-name="T7">V/. </text:span>Marie a été élevée dans les Cieux : l’armée des Anges se réjouit. Alléluia.</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text:span text:style-name="T7">+</text:span> Sequéntia sancti Evangélii secúndum Lucam.</text:p>
          </table:table-cell>
          <table:table-cell table:style-name="Tableau1.A1" office:value-type="string">
            <text:p text:style-name="P4">Suite du Saint Évangile selon saint Luc.</text:p>
          </table:table-cell>
        </table:table-row>
        <text:soft-page-break/>
        <table:table-row>
          <table:table-cell table:style-name="Tableau1.A1" office:value-type="string">
            <text:p text:style-name="P9">Luc. 1, 41-50.</text:p>
          </table:table-cell>
          <table:table-cell table:style-name="Tableau1.A1" office:value-type="string">
            <text:p text:style-name="P10"/>
          </table:table-cell>
        </table:table-row>
        <table:table-row>
          <table:table-cell table:style-name="Tableau1.A1" office:value-type="string">
            <text:p text:style-name="P4">In illo témpore : Repléta est Spíritu Sancto Elisabeth et exclamávit voce magna, et dixit : Benedícta tu inter mulíeres, et benedíctus fructus ventris tui. Et unde hoc mihi ut véniat mater Dómini mei ad me ? Ecce enim ut facta est vox salutatiónis tuæ in áuribus meis, exsultávit in gáudio infans in útero meo. Et beáta, quæ credidísti, quóniam perficiéntur ea, quæ dicta sunt tibi a Dómino. Et ait María : Magníficat ánima mea Dóminum ; et exsultávit spíritus meus in Deo salutári meo ; quia respéxit humilitátem ancíllæ suæ, ecce enim ex hoc beátam me dicent omnes generatiónes. Quia fecit mihi magna qui potens est, et sanctum nomen eius, et misericórdia eius a progénie in progénies timéntibus eum.</text:p>
          </table:table-cell>
          <table:table-cell table:style-name="Tableau1.A1" office:value-type="string">
            <text:p text:style-name="P4">En ce temps-là : Élisabeth fut remplie du Saint-Esprit et elle s’écria à haute voix, disant : « Vous êtes bénie entre les femmes, et le fruit de vos entrailles est béni. Et d’où m’est-il donné que la mère de mon Seigneur vienne à moi ? Car votre voix, lorsque vous m’avez saluée, n’a pas plus tôt frappé mes oreilles, que l’enfant a tressailli de joie dans mon sein. Heureuse vous qui avez cru ! Car elles seront accomplies les choses qui vous ont été dites de la part du Seigneur ! ». Et Marie dit : « Mon âme glorifie le Seigneur, et mon esprit tressaille de joie en Dieu, mon Sauveur, parce qu’il a jeté les yeux sur la bassesse de sa servante. Voici, en effet, que désormais toutes les générations me diront bienheureuse, parce que le Puissant a fait pour moi de grandes choses. Et son nom est saint, et sa miséricorde d’âge en âge pour ceux qui le craignent ».</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4">Credo</text:p>
          </table:table-cell>
          <table:table-cell table:style-name="Tableau1.A1" office:value-type="string">
            <text:p text:style-name="P10"/>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Ant. ad Offertorium. <text:span text:style-name="T6">Gen. 3, 15.</text:span></text:p>
          </table:table-cell>
          <table:table-cell table:style-name="Tableau1.A1" office:value-type="string">
            <text:p text:style-name="P7">Offertoire</text:p>
          </table:table-cell>
        </table:table-row>
        <table:table-row>
          <table:table-cell table:style-name="Tableau1.A1" office:value-type="string">
            <text:p text:style-name="P4">Inimicítias ponam inter te et mulíerem, et semen tuum et semen illíus.</text:p>
          </table:table-cell>
          <table:table-cell table:style-name="Tableau1.A1" office:value-type="string">
            <text:p text:style-name="P4">Je mettrai une hostilité entre toi et la femme, entre ton lignage et le sien.</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Secreta</text:p>
          </table:table-cell>
          <table:table-cell table:style-name="Tableau1.A1" office:value-type="string">
            <text:p text:style-name="P7">Secrète</text:p>
          </table:table-cell>
        </table:table-row>
        <table:table-row>
          <table:table-cell table:style-name="Tableau1.A1" office:value-type="string">
            <text:p text:style-name="P4">Ascéndat ad te, Dómine, nostræ devotiónis oblátio, et, beatíssima Vírgine María in cælum assumpta intercedénte, corda nostra, caritátis igne succénsa, ad te iúgiter ádspirent. Per Dóminum.</text:p>
          </table:table-cell>
          <table:table-cell table:style-name="Tableau1.A1" office:value-type="string">
            <text:p text:style-name="P4">Que cette offrande de notre dévotion monte jusqu’à vous, Seigneur, et que par l’intercession de la très bienheureuse Vierge Marie, élevée au ciel, nos cœurs, brûlants du feu de la charité, soient constamment tendus vers vous.</text:p>
          </table:table-cell>
        </table:table-row>
        <table:table-row>
          <table:table-cell table:style-name="Tableau1.A1" office:value-type="string">
            <text:p text:style-name="P4"><text:span text:style-name="T7">Præfatio de B. Maria Virg.</text:span> Et te in Assumptióne.</text:p>
          </table:table-cell>
          <table:table-cell table:style-name="Tableau1.A1" office:value-type="string">
            <text:p text:style-name="Table_20_Contents"><text:a xlink:type="simple" xlink:href="http://introibo.fr/Preface-de-la-bienheureuse-Vierge" office:target-frame-name="_blank" xlink:show="new" text:style-name="Internet_20_link" text:visited-style-name="Visited_20_Internet_20_Link"><text:span text:style-name="T3">Préface de la bienheureuse Vierge Marie</text:span></text:a><text:span text:style-name="T1"> Et, en ce jour de l’Assomption de la Bse...</text:span></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Ant. ad Communionem. <text:span text:style-name="T6">Luc. 1, 48-49.</text:span></text:p>
          </table:table-cell>
          <table:table-cell table:style-name="Tableau1.A1" office:value-type="string">
            <text:p text:style-name="P7">Communion</text:p>
          </table:table-cell>
        </table:table-row>
        <table:table-row>
          <table:table-cell table:style-name="Tableau1.A1" office:value-type="string">
            <text:p text:style-name="P4">Beátam me dicent omnes generatiónes, quia fecit mihi magna qui potens est.</text:p>
          </table:table-cell>
          <table:table-cell table:style-name="Tableau1.A1" office:value-type="string">
            <text:p text:style-name="P4">Toutes les générations me diront bienheureuse, parce que le Puissant a fait pour moi de grandes choses.</text:p>
          </table:table-cell>
        </table:table-row>
        <table:table-row>
          <table:table-cell table:style-name="Tableau1.A1" office:value-type="string">
            <text:p text:style-name="P10"/>
          </table:table-cell>
          <table:table-cell table:style-name="Tableau1.A1" office:value-type="string">
            <text:p text:style-name="P10"/>
          </table:table-cell>
        </table:table-row>
        <table:table-row>
          <table:table-cell table:style-name="Tableau1.A1" office:value-type="string">
            <text:p text:style-name="P7">Postcommunio</text:p>
          </table:table-cell>
          <table:table-cell table:style-name="Tableau1.A1" office:value-type="string">
            <text:p text:style-name="P7">Postcommunion</text:p>
          </table:table-cell>
        </table:table-row>
        <table:table-row>
          <table:table-cell table:style-name="Tableau1.A1" office:value-type="string">
            <text:p text:style-name="P4">Sumptis, Dómine, salutáribus sacraméntis : da, quǽsumus ; ut, méritis et intercessióne beátæ Vírginis Maríæ in cælum assúmptæ, ad resurrectiónis glóriam perducámur. Per Dóminum nostrum.</text:p>
          </table:table-cell>
          <table:table-cell table:style-name="Tableau1.A1" office:value-type="string">
            <text:p text:style-name="P4">Ayant reçu le sacrement du salut, nous supplions, Seigneur, par les mérites et l’intercession de la bienheureuse Marie, élevée au ciel, de nous faire parvenir à la gloire de la résurrection.</text:p>
          </table:table-cell>
        </table:table-row>
      </table:table>
      <text:p text:style-name="P1"><text:bookmark text:name="inter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erif" svg:font-family="'Bitstream Vera Serif', Georgia, Times, serif"/>
    <style:font-face style:name="Verdana" svg:font-family="Verdana, Arial, Helvetica, Genev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2:47:07.500334000</meta:creation-date>
    <dc:date>2019-08-06T22:53:39.761514000</dc:date>
    <meta:editing-duration>PT6M33S</meta:editing-duration>
    <meta:editing-cycles>1</meta:editing-cycles>
    <meta:document-statistic meta:table-count="3" meta:image-count="0" meta:object-count="0" meta:page-count="5" meta:paragraph-count="206" meta:word-count="4018" meta:character-count="24174" meta:non-whitespace-character-count="20359"/>
    <meta:generator>LibreOffice/6.2.4.2$MacOSX_X86_64 LibreOffice_project/2412653d852ce75f65fbfa83fb7e7b669a126d64</meta:generator>
  </office:meta>
</office:document-meta>
</file>